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background-color="#ccffff" fo:padding="0.0382in" fo:border="0.05pt solid #000000">
        <style:background-image/>
      </style:table-cell-properties>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background-color="#ccffff" fo:padding="0.0382in" fo:border="0.05pt solid #000000">
        <style:background-image/>
      </style:table-cell-properties>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background-color="#ccffff" fo:padding="0.0382in" fo:border="0.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text-properties fo:font-weight="bold" style:font-weight-asian="bold" style:font-weight-complex="bold"/>
    </style:style>
    <style:style style:name="P6" style:family="paragraph" style:parent-style-name="Preformatted_20_Text">
      <style:paragraph-properties fo:margin-left="0.4925in" fo:margin-right="0in" fo:text-indent="0in" style:auto-text-indent="false"/>
    </style:style>
    <style:style style:name="P7" style:family="paragraph" style:parent-style-name="Preformatted_20_Text">
      <style:paragraph-properties fo:margin-left="0.4925in" fo:margin-right="0in" fo:text-indent="0in" style:auto-text-indent="false"/>
      <style:text-properties fo:font-size="9pt" style:font-size-asian="9pt" style:font-size-complex="9pt"/>
    </style:style>
    <style:style style:name="P8" style:family="paragraph" style:parent-style-name="Preformatted_20_Text">
      <style:paragraph-properties fo:margin-left="0.4925in" fo:margin-right="0in" fo:text-indent="0in" style:auto-text-indent="false"/>
      <style:text-properties style:font-name="Courier New" fo:font-size="9pt" fo:font-weight="bold" style:font-name-asian="Courier New" style:font-size-asian="9pt" style:font-weight-asian="bold" style:font-name-complex="Courier New" style:font-size-complex="9pt" style:font-weight-complex="bold"/>
    </style:style>
    <style:style style:name="P9" style:family="paragraph" style:parent-style-name="Preformatted_20_Text">
      <style:paragraph-properties fo:margin-left="0.4925in" fo:margin-right="0in" fo:text-indent="0in" style:auto-text-indent="false"/>
      <style:text-properties style:font-name="Courier New" fo:font-size="9pt" fo:font-weight="normal" style:font-name-asian="Courier New" style:font-size-asian="9pt" style:font-weight-asian="normal" style:font-name-complex="Courier New" style:font-size-complex="9pt" style:font-weight-complex="normal"/>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text-indent="0in" style:auto-text-indent="false"/>
      <style:text-properties fo:font-size="9pt" style:font-size-asian="9pt" style:font-size-complex="9pt"/>
    </style:style>
    <style:style style:name="P12" style:family="paragraph" style:parent-style-name="Text_20_body">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fo:font-size="28pt"/>
    </style:style>
    <style:style style:name="P17" style:family="paragraph" style:parent-style-name="Text_20_body">
      <style:text-properties fo:font-style="normal" style:font-style-asian="italic" style:font-style-complex="italic"/>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italic" style:font-style-asian="italic" style:font-style-complex="italic"/>
    </style:style>
    <style:style style:name="P20" style:family="paragraph" style:parent-style-name="Standard">
      <style:text-properties fo:font-size="9pt" style:font-size-asian="10pt" style:font-size-complex="10pt"/>
    </style:style>
    <style:style style:name="P21" style:family="paragraph" style:parent-style-name="Table_20_Contents">
      <style:text-properties fo:font-size="10pt"/>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4957in" style:type="right" style:leader-style="dotted" style:leader-text="."/>
        </style:tab-stops>
      </style:paragraph-properties>
    </style:style>
    <style:style style:name="P24" style:family="paragraph" style:parent-style-name="Standard" style:list-style-name="L3"/>
    <style:style style:name="P25" style:family="paragraph" style:parent-style-name="Standard" style:list-style-name="L4"/>
    <style:style style:name="P26" style:family="paragraph" style:parent-style-name="Heading_20_2">
      <style:paragraph-properties fo:break-before="page"/>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text-properties fo:font-weight="bold" style:font-weight-asian="bold" style:font-weight-complex="bold"/>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text-properties fo:font-weight="normal" style:font-weight-asian="normal" style:font-weight-complex="normal"/>
    </style:style>
    <style:style style:name="P34" style:family="paragraph" style:parent-style-name="Text_20_body" style:list-style-name="L3">
      <style:paragraph-properties fo:margin-top="0in" fo:margin-bottom="0in"/>
    </style:style>
    <style:style style:name="P35" style:family="paragraph" style:parent-style-name="Text_20_body">
      <style:paragraph-properties fo:margin-left="0.4925in" fo:margin-right="0in" fo:text-indent="0in" style:auto-text-indent="false"/>
    </style:style>
    <style:style style:name="P36"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16">MyMPF</text:p>
      <text:p text:style-name="P15">Version 2.2</text:p>
      <text:p text:style-name="P15"><text:span text:style-name="T2">Draft</text:span> User Manual</text:p>
      <text:p text:style-name="Text_20_body"/>
      <text:p text:style-name="Text_20_body"/>
      <text:p text:style-name="Text_20_body"/>
      <text:p text:style-name="Text_20_body"/>
      <text:p text:style-name="Text_20_body"/>
      <text:p text:style-name="P15">Automation for MVS3.8J without using IEECVXIT</text:p>
      <text:p text:style-name="P15">(no user exits or SRBs requir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Document change history</text:p>
      <text:p text:style-name="Text_20_body">MID: 2007 – Created document for version 1</text:p>
      <text:p text:style-name="Text_20_body">MID: 2009 – Updated document for version 2</text:p>
      <text:p text:style-name="Text_20_body">MID: 2009 - Updated for MMPFEX (V2.1), Updated for DEBUG parm (V2.2)</text:p>
      <text:p text:style-name="Text_20_body">MID: 2010 – Updated document for new MMPFEX WTO option</text:p>
      <text:p text:style-name="Text_20_body">MID: 2014 – Just document corrections and cleanup</text:p>
      <text:p text:style-name="Text_20_body"/>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Overview of MMPF<text:tab/>3</text:p>
          <text:p text:style-name="P23">1.1 History<text:tab/>3</text:p>
          <text:p text:style-name="P23">1.2 Credits<text:tab/>3</text:p>
          <text:p text:style-name="P23">1.3 Limitations<text:tab/>4</text:p>
          <text:p text:style-name="P23">1.4 Benefits<text:tab/>4</text:p>
          <text:p text:style-name="P22">2. Installation of MMPF<text:tab/>5</text:p>
          <text:p text:style-name="P23">2.1 Customisations required by all users<text:tab/>5</text:p>
          <text:p text:style-name="P23">2.2 Additional program customisation steps required<text:tab/>5</text:p>
          <text:p text:style-name="P23">2.3 Enabling Debugging if needed<text:tab/>6</text:p>
          <text:p text:style-name="P23">2.4 Then install it<text:tab/>7</text:p>
          <text:p text:style-name="P22">3. Operation of MMPF<text:tab/>8</text:p>
          <text:p text:style-name="P23">3.1 JCL Required<text:tab/>8</text:p>
          <text:p text:style-name="P23">3.2 Operator Commands<text:tab/>8</text:p>
          <text:p text:style-name="P23">3.3 MMPF card image rules<text:tab/>9</text:p>
          <text:p text:style-name="P23">3.4 Message Expansion Rules<text:tab/>10</text:p>
          <text:p text:style-name="P22">4. MMPFEX extention<text:tab/>11</text:p>
          <text:p text:style-name="P23">4.1 Purpose<text:tab/>11</text:p>
          <text:p text:style-name="P23">4.2 JCL Required<text:tab/>12</text:p>
          <text:p text:style-name="P23">4.3 An Important restriction<text:tab/>12</text:p>
          <text:p text:style-name="P23">4.4 MMPFEX Card Image Rules<text:tab/>13</text:p>
          <text:p text:style-name="P23">4.4 Triggering MMPFEX from MMPF<text:tab/>13</text:p>
          <text:p text:style-name="P22"><text:s/>5. Known Bugs<text:tab/>14</text:p>
          <text:p text:style-name="P23">5.1 MMPF<text:tab/>14</text:p>
          <text:p text:style-name="P23">5.2 MMPFEX<text:tab/>14</text:p>
        </text:index-body>
      </text:table-of-content>
      <text:p text:style-name="Text_20_body"/>
      <text:p text:style-name="P12"/>
      <text:h text:style-name="Heading_20_1" text:outline-level="1">1. Overview of MMPF</text:h>
      <text:h text:style-name="Heading_20_2" text:outline-level="2" text:is-list-header="true">1.1 History</text:h>
      <text:p text:style-name="Text_20_body">We are all used to the IBM MPF (Message Processing Facility) used on the later IBM MVS releases, unfortunately MVS 3.8J predates that facility. For MVS 3.8J the only way to automate message processing is to use the IEECVXIT user exit with hard coded rules and CLPA in the changed exit; which while fun is time consuming. </text:p>
      <text:p text:style-name="Text_20_body">I had also reached the point where I was doing far to much getmaining and freemaining in the user exit to manage complicated message parsing while still keeping it re-entrant.</text:p>
      <text:p text:style-name="Text_20_body">So my intention in writing this utility was to provide me with a <text:span text:style-name="T2">simple</text:span> way of automating console messages without having to keep re-assembling IEECVXIT. I was finding I just was doing too much getmaining/freemaining in the user exit for tricky things I was doing and wanted to offload it to something that wouldn't fill all my dump datasets when I made a mistake. And I wanted something that could change rules on the fly for testing.</text:p>
      <text:p text:style-name="Text_20_body"><text:span text:style-name="T3">MMPF is my solution</text:span> for simple message automation processing. </text:p>
      <text:p text:style-name="Text_20_body">If will automate <text:span text:style-name="T2">attention</text:span> messages that display on a master console. Text parsing is built into the message rules so no assembler coding is required of the user. Message rules can be changed on the fly while MMPF is running. It can issue commands and delete attention messages. What more would you want ?.</text:p>
      <text:h text:style-name="Heading_20_2" text:outline-level="2" text:is-list-header="true">1.2 Credits</text:h>
      <text:p text:style-name="Text_20_body">Based heavily upon the SPY code.</text:p>
      <text:p text:style-name="Text_20_body">Greg Price has the 'SPY' utility available on his <text:a xlink:type="simple" xlink:href="http://www.pycroft6.com.au/vs2mods/">Pycroft</text:a> site for MVS3.8J users which is a very usefull TSO interface to view what is currently displayed on the system consoles (and does a lot of other bells and whistles stuff). Rather than re-invent the wheel I have copied the screen scraping and delete operater message stuff (and just left out all user input and tso output handling bits), and imbedded it in a program that can run as a started task. </text:p>
      <text:p text:style-name="Text_20_body"/>
      <text:p text:style-name="P12"/>
      <text:h text:style-name="Heading_20_2" text:outline-level="2">1.3 Limitations</text:h>
      <text:p text:style-name="Text_20_body">As it is a console screen scraper it cannot change message description codes or suppress messages, you still need IEECVXIT to do that, although it can DOM a message from all consoles (that bit also taken from SPY). </text:p>
      <text:p text:style-name="Text_20_body">Also it is coded to only check for <text:span text:style-name="T2">attention</text:span>/alert messages (wtors, tape mounts, hardware interrupts etc [basically anything with the leading * or @ in your console display will be checked against an automation rule]).</text:p>
      <text:p text:style-name="Text_20_body">Note: MVS(3.8J anyway) uses * to prefix attention WTOs from authorised program modules, @ to prefix attention messages from non-authorised program modules. Took me a while to find that out so just documenting the reason I check for both here.</text:p>
      <text:p text:style-name="Text_20_body"><text:line-break/>Processing only <text:span text:style-name="T2">attention</text:span> messages is a requirement of the method chosen here, which is reading the system console display buffers. The attention messages will remain on the screen until MMPF can process them, any other message (any roll delete message) may have rolled off the screen before MMPF gets a chance to look at it so those are not automated within this solution.</text:p>
      <text:p text:style-name="Text_20_body"><text:span text:style-name="T1">And at this point in time</text:span> I haven't coded in any recovery processing for when the master console it is screen scraping goes belly up. Should be easy enough but I haven't needed it yet so it's not there yet.</text:p>
      <text:p text:style-name="Text_20_body">Hard coded functions I may change to be parm driven one day are... maximum MMPF rules is set to 30, console buffer rescan interval is 15 seconds.</text:p>
      <text:h text:style-name="Heading_20_2" text:outline-level="2">1.4 Benefits</text:h>
      <text:p text:style-name="Text_20_body">As it is a screen scraper if you get a new rule wrong, the attention message will remain on the console. </text:p>
      <text:p text:style-name="Text_20_body">You can simply update the rule in the sysin dataset and use F MMPF,MMPF=xx to reload the ruleset to try again and again until your rule resolves the message.</text:p>
      <text:p text:style-name="Text_20_body">That is a lot better than having to keep re-assembling IEECVXIT and IPLing with CLPA again and again until you get it correct.</text:p>
      <text:h text:style-name="Heading_20_1" text:outline-level="1"/>
      <text:h text:style-name="P36" text:outline-level="1">2. Installation of MMPF</text:h>
      <text:p text:style-name="Text_20_body">The installation JCL will assemble the modules directly into your system datasets. <text:span text:style-name="T2">There is customisation required to the JCL to match it to your system</text:span>.</text:p>
      <text:h text:style-name="Heading_20_2" text:outline-level="2">2.1 Customisations required by all users</text:h>
      <text:list xml:id="list2037759759" text:style-name="L1">
        <text:list-item>
          <text:p text:style-name="P27">globally change INSTALL.MID.MMPF.SRC to where you want the source files installed</text:p>
        </text:list-item>
        <text:list-item>
          <text:p text:style-name="P27">globally change SYS9.LINKLIB.APFAUTH to one of your systems AFP authorised libraries (MMPF needs to be APF authorised)</text:p>
        </text:list-item>
        <text:list-item>
          <text:p text:style-name="P27">globally change SYS9.LINKLIB to one of your systems non-APF authorised linklisted libraries (message parsing modules linked to by MMPF do not need to be APF authorised)</text:p>
        </text:list-item>
        <text:list-item>
          <text:p text:style-name="P27">update any VOL=SER= values for your system</text:p>
        </text:list-item>
        <text:list-item>
          <text:p text:style-name="P27">if you are not running a Turnkey3 system see enabling debugging below</text:p>
        </text:list-item>
        <text:list-item>
          <text:p text:style-name="P27">refer to the install JCL for additional requirements as that will be more up-to-date than this document</text:p>
        </text:list-item>
      </text:list>
      <text:h text:style-name="Heading_20_2" text:outline-level="2">2.2 Additional program customisation steps required</text:h>
      <text:p text:style-name="Text_20_body">The program uses hard coded offsets to locate attention/action messages. That is a requirement as parsing console messages for '*' or '@' <text:s/>not only wastes CPU cycles but would randomly trigger when users put those characters into their WTO's; so we want to check the exact location the flag should be.</text:p>
      <text:p text:style-name="Text_20_body">The flag OSISTK3 as shipped is set to 1 to use TK3 console message offsets; assuming your master console is setup the same as mine (in the jes2 parm member ensure you have “$VS,'MN JOBNAMES,T' and $VS,'MN SESS,T') as changing the console display format will change the message offsets the program expects... if you don't have (or want) those commands you will need to adjust the offset value used for checking for the action flag.</text:p>
      <text:p text:style-name="Text_20_body">If you are using a customised TK3 system (or a non-TK3 system) change OSISTK3 to 0 and customise the offsets the program uses to match your system. The DEBUG option discussed in section 2.3 can help you work out the offsets you need and explains where in the code to change it.</text:p>
      <text:p text:style-name="Text_20_body">For TK3 users if you use SYS2.LINKLIB that has to be CLPA'ed in to pick up any changes, it's better if you have created your own APF library and use that so you can make the changes needed and test them.</text:p>
      <text:p text:style-name="Text_20_body"/>
      <text:p text:style-name="P12"/>
      <text:h text:style-name="Heading_20_2" text:outline-level="2">2.3 Enabling Debugging if needed</text:h>
      <text:p text:style-name="Text_20_body">MMPF needs to know where on the console display the actual messahe number starts (less one byte of course as it wants the * or @ character detected). As shipped MMPF is customised for my system. As noted above a toggle is available for TK3 users to change that will get it working there.</text:p>
      <text:p text:style-name="Text_20_body">If you are not on a TK3 system or you use a different format for console message display then you will need to customise the message offset used.</text:p>
      <text:p text:style-name="Text_20_body">The first time you run the MMPF proc use 'S MMPF,MODE=DEBUG' which will cause all console messages being read to be logged to SYSPRINT so you can review the output to determine what you need to change the message offset for the checks to.</text:p>
      <text:p text:style-name="Text_20_body">The CLI statement on '*' and '@' near the .SKIP01 label is where you will change the offset for your systems console message offset.</text:p>
      <text:p text:style-name="Text_20_body">Although I guess you have to follow perform the install steps to make and test changes :-)</text:p>
      <text:h text:style-name="Heading_20_2" text:outline-level="2"/>
      <text:h text:style-name="P26" text:outline-level="2">2.4 Then install it</text:h>
      <text:list xml:id="list449559268" text:style-name="L2">
        <text:list-item>
          <text:p text:style-name="P28">Just run the JCL you have customised. It will create the install library and assemble the programs into the APF and linklist libraries you specified.</text:p>
        </text:list-item>
        <text:list-item>
          <text:p text:style-name="P28">Copy the MMPFPROC member from the install library to one or your system procedure libraries and name if MMPF (or just enter the JCL as shown in 3.1)</text:p>
        </text:list-item>
        <text:list-item>
          <text:p text:style-name="P28">Customise the control parameter members MMPFxx in the parmlib specified by the SYSIN DD. <text:span text:style-name="T2">See section 3.3 on the parm member format.</text:span></text:p>
        </text:list-item>
      </text:list>
      <text:p text:style-name="P12"/>
      <text:h text:style-name="Heading_20_1" text:outline-level="1">3. Operation of MMPF</text:h>
      <text:h text:style-name="Heading_20_2" text:outline-level="2" text:is-list-header="true">3.1 JCL Required</text:h>
      <text:p text:style-name="Text_20_body">The following JCL (with the SYSIN dataset name changed to your requirements) should be added to one of your system procedure libraries and named MMPF. The MMPF program can then be started at IPL time by placing a 'S MMPF' in your COMMND00 member of SYS1.PARMLIB.</text:p>
      <text:p text:style-name="Text_20_body">The proc can also be run from a batch job quite happily if you wish to test it that way.</text:p>
      <table:table table:name="Table1" table:style-name="Table1">
        <table:table-column table:style-name="Table1.A"/>
        <table:table-row>
          <table:table-cell table:style-name="Table1.A1" office:value-type="string">
            <text:p text:style-name="P20">//MMPF <text:s text:c="4"/>PROC MMPF=00,MODE=LIVE,SYSOUT=Y</text:p>
            <text:p text:style-name="P20">//MMPF <text:s text:c="4"/>EXEC PGM=MMPF,PARM='MMPF=&amp;MMPF,&amp;MODE'</text:p>
            <text:p text:style-name="P20">//SYSPRINT DD <text:s text:c="2"/>SYSOUT=&amp;SYSOUT <text:s/>&lt;== LOG ALL ACTIVITY</text:p>
            <text:p text:style-name="P20">//SYSIN <text:s text:c="3"/>DD <text:s text:c="2"/>DSN=INSTALL.MID.MMPF.SRC,DISP=SHR ! NO MEMBER NAME !</text:p>
          </table:table-cell>
        </table:table-row>
      </table:table>
      <text:p text:style-name="P20"/>
      <text:p text:style-name="Standard">A supplied copy of this procedure is in the installation library named MMPFPROC.</text:p>
      <text:h text:style-name="Heading_20_2" text:outline-level="2" text:is-list-header="true">3.2 Operator Commands</text:h>
      <text:p text:style-name="P14">Only two commands can be issued, so nice and simple here.</text:p>
      <text:p text:style-name="P13">F MMPF,MMPF=nn</text:p>
      <text:p text:style-name="P4">Will load (or reload) message rules from the dataset specified on the SYSIN DD card. The rules are loaded from member MMPFnn where nn is the number (or two characters) you provided in the command. This allows for rule changes for different times of day, and an easy way of testing new rules.</text:p>
      <text:p text:style-name="P13">F MMPF,STATS</text:p>
      <text:p text:style-name="P4">Will display how many messages were automated since the last restart of MMPF.</text:p>
      <text:p text:style-name="P13">P MMPF</text:p>
      <text:p text:style-name="P4">Will shutdown MMPF. </text:p>
      <text:p text:style-name="P4">If you are testing it from a batch job use 'P batchjobname' to end the jobstep.</text:p>
      <text:h text:style-name="Heading_20_2" text:outline-level="2" text:is-list-header="true"/>
      <text:h text:style-name="P26" text:outline-level="2">3.3 MMPF card image rules</text:h>
      <text:p text:style-name="Text_20_body">Any line with a * in position 1 is a comment line, the actual data card rules are </text:p>
      <text:list xml:id="list366522026" text:style-name="L3">
        <text:list-item>
          <text:p text:style-name="P34">The first 8 bytes are the message id </text:p>
        </text:list-item>
        <text:list-item>
          <text:p text:style-name="P34">space </text:p>
        </text:list-item>
        <text:list-item>
          <text:p text:style-name="P34">CMD, CMK, DOM or LNK </text:p>
        </text:list-item>
        <text:list-item>
          <text:p text:style-name="P34">Then the action to be performed </text:p>
          <text:list>
            <text:list-item>
              <text:p text:style-name="P34">For a CMD option, it is a strict command to be issued, following the message expansion rules below </text:p>
            </text:list-item>
            <text:list-item>
              <text:p text:style-name="P34">For a CMK option, the message will be DOM'ed on all consoles, then the command provided run (this is for messages that would not automatically be DOM'ed by the command running but that you certainly don't want to repeatedly trigger on again) </text:p>
            </text:list-item>
            <text:list-item>
              <text:p text:style-name="P34">For a DOM option, the message will be DOM'ed on all consoles </text:p>
            </text:list-item>
            <text:list-item>
              <text:p text:style-name="P24">For a LNK option it is an 8 byte module name in the linklist to link directly to, followed by a parm field populated by the message expansion rules below. </text:p>
            </text:list-item>
          </text:list>
        </text:list-item>
      </text:list>
      <text:p text:style-name="Text_20_body">Below is a sample from my message rule member</text:p>
      <table:table table:name="Table2" table:style-name="Table2">
        <table:table-column table:style-name="Table2.A"/>
        <table:table-row>
          <table:table-cell table:style-name="Table2.A1" office:value-type="string">
            <text:p text:style-name="P7">* ---------------------------------------------------------------------</text:p>
            <text:p text:style-name="P7">* TAPE MOUNT MESSAGES TO BE AUTOMATED, MOUNT THE .AWS TAPES</text:p>
            <text:p text:style-name="P7">* YOU CAN ONLY USE THESE IF YOU ALSO HAVE MY TAPEMON PROGRAMS INSTALLED</text:p>
            <text:p text:style-name="P7">* ---------------------------------------------------------------------</text:p>
            <text:p text:style-name="P7">IEC501A <text:s/>LNK TAPEMAN3 &amp;WORD1 &amp;WORD3 &amp;WORD4 &amp;WORD8</text:p>
            <text:p text:style-name="P7">IEF233A <text:s/>LNK TAPEMAN3 &amp;WORD1 &amp;WORD3 &amp;WORD4 &amp;WORD6</text:p>
            <text:p text:style-name="P7">IEC701D <text:s/>LNK TAPEMAN3 &amp;WORD2 &amp;WORD4 &amp;WORD9 &amp;WORD1</text:p>
            <text:p text:style-name="P7">* ---------------------------------------------------------------------</text:p>
            <text:p text:style-name="P7">* MY TASKMON MESSAGE TRIGGERS</text:p>
            <text:p text:style-name="P7">* ---------------------------------------------------------------------</text:p>
            <text:p text:style-name="P7">MID107W <text:s/>CMD R &amp;WORD1,C</text:p>
            <text:p text:style-name="P7">MID111I <text:s/>CMD P MMPF</text:p>
            <text:p text:style-name="P7">* ---------------------------------------------------------------------</text:p>
            <text:p text:style-name="P7">* IF THERE ARE PREVIOUS MMPF SHUTDOWN MESSAGES DOM THEM</text:p>
            <text:p text:style-name="P7">* ---------------------------------------------------------------------</text:p>
            <text:p text:style-name="P7">MID007I <text:s/>DOM</text:p>
            <text:p text:style-name="P7">* ---------------------------------------------------------------------</text:p>
            <text:p text:style-name="P7">* SOME JES2 MESSAGE I WANT TO REPLY TO</text:p>
            <text:p text:style-name="P7">* ---------------------------------------------------------------------</text:p>
            <text:p text:style-name="P7">$HASP190 CMD $S &amp;WORD4</text:p>
            <text:p text:style-name="P7">$HASP191 CMD $S &amp;WORD3</text:p>
            <text:p text:style-name="P7">* ---------------------------------------------------------------------</text:p>
            <text:p text:style-name="P7">* MISCELLANEOUS STUFF</text:p>
            <text:p text:style-name="P7">IFB010D <text:s/>CMD R &amp;WORD1,U</text:p>
            <text:p text:style-name="P7">IFB040I <text:s/>CMK S DUMPEREP</text:p>
            <text:p text:style-name="P9">IFB060E <text:s/>CMK S DUMPEREP</text:p>
            <text:p text:style-name="P9">* Oops I have filled all system dump datasets again</text:p>
            <text:p text:style-name="P9">IEA994A <text:s/>CMD S DUMPFULL</text:p>
            <text:p text:style-name="P9">* ---------------------------------------------------------------------</text:p>
            <text:p text:style-name="P9">* DEVICE INTERRUPTS, USE THE MMPF EXTENTION TO HANDLE THESE</text:p>
            <text:p text:style-name="P9">* ---------------------------------------------------------------------</text:p>
            <text:p text:style-name="P9">IEE001A LNK MMPFEX <text:s text:c="2"/>00 &amp;WORD1&amp;WORD2&amp;WORD3</text:p>
            <text:p text:style-name="P9">* ---------------------------------------------------------------------</text:p>
            <text:p text:style-name="P9">* DEVICE OFFLINE MESSAGE, IF A DISK IS OFFLINE FIX THE JOB !</text:p>
            <text:p text:style-name="P9">IEF238D <text:s/>CMD R &amp;WORD1,CANCEL</text:p>
            <text:p text:style-name="P9">* ---------------------------------------------------------------------</text:p>
            <text:p text:style-name="P7">* KEYWORD LINE YOU SHOULD USE TO END THE DECK, SEE THE KNOWN BUGS</text:p>
            <text:p text:style-name="P8">ENDDECK</text:p>
          </table:table-cell>
        </table:table-row>
      </table:table>
      <text:p text:style-name="P11"/>
      <text:p text:style-name="P6"/>
      <text:h text:style-name="P26" text:outline-level="2">3.4 Message Expansion Rules</text:h>
      <text:p text:style-name="Text_20_body">The output generated from any message expansion will never exceed 78 bytes, if the template you provide would result in a command string longer that 78 bytes then your command string will be truncated !. </text:p>
      <text:p text:style-name="Text_20_body">The message rules in MMPFnn may contain the following keywords </text:p>
      <text:list xml:id="list1260574242" text:style-name="L4">
        <text:list-item>
          <text:p text:style-name="P25"><text:span text:style-name="T1">&amp;WORD1-&amp;WORD20</text:span> will replace the field &amp;WORDx with the appropriate field from the console message </text:p>
        </text:list-item>
        <text:list-item>
          <text:p text:style-name="P30"><text:span text:style-name="T1">&amp;MSG</text:span> will replace the field with the first 45 bytes of the console message string </text:p>
        </text:list-item>
      </text:list>
      <text:p text:style-name="Standard">For example for messages</text:p>
      <text:p text:style-name="P3">XXX0000 SOMETHING NAMED FRED HAS BROKEN</text:p>
      <text:p text:style-name="P10">the rule</text:p>
      <text:p text:style-name="P3">XXX0000 CMD C &amp;WORD4</text:p>
      <text:p text:style-name="Standard">would cancel job FRED.</text:p>
      <text:p text:style-name="Standard"/>
      <text:p text:style-name="Standard">Considerably easier than having to use IEECVXIT to parse out a message field.</text:p>
      <text:h text:style-name="Heading_20_1" text:outline-level="1"/>
      <text:h text:style-name="P36" text:outline-level="1">4. MMPFEX extention</text:h>
      <text:h text:style-name="Heading_20_2" text:outline-level="2">4.1 Purpose</text:h>
      <text:p text:style-name="Text_20_body">The MMPF utility on its own responds blindly to a message number trigger, but what if for example on a device interrupt you wanted to take a different action for each device number. While MMPF could pass the device number to a program you wrote to handle that issue the MMPFEX extension has been provided to do that for you.</text:p>
      <text:p text:style-name="Text_20_body">It also allows multiple commands (up to five per rule at present) to be performed for a trigger rule.</text:p>
      <text:p text:style-name="Text_20_body">There is no complicated if/then/else logic in MMPFEX. It will perform actions based on an exact rule key match, and the existing MMPF functionality already permits that to be implemented; so this approach was chosen rather than trying to implement complex logic into MMPF.</text:p>
      <text:p text:style-name="Text_20_body">For example on my windows instance when it starts up there is always a device interrupt on 00C (card reader) that takes manual intervention to clear and I got sick of it. The fix is to submit a dummy jcl deck through the card reader to clear the 'jam' condition... but MMPF itself couldn't be used for that as it is triggered off message number only and has no way of managing a 'if 00C do action A, if 00D do action B' response as it is just triggered on message number. </text:p>
      <text:p text:style-name="Text_20_body">But as MMPF can get the device number from the message, and pass it to MMPFEX with the device number as part of the key a single MMPF rule can be used for all unique device occurrences simply by passing off to MMPFEX (a rule for 00CINTREQ, 00DINTREQ etc) and if/else logic is not needed at all.</text:p>
      <text:p text:style-name="Text_20_body">An example of linking to MMPFEX that way was shown in the sample MMPF ruleset above for the device interrupt message IEE001A.</text:p>
      <text:p text:style-name="Text_20_body"/>
      <text:p text:style-name="P12"/>
      <text:h text:style-name="Heading_20_2" text:outline-level="2">4.2 JCL Required</text:h>
      <text:p text:style-name="P13">No additional JCL is required to use the MMPFEX extension program. </text:p>
      <text:p text:style-name="Text_20_body">As it is invoked from within MMPF itself it shares the DD allocations so already has the SYSIN DD allocated to the PDS with the control members in it. <text:span text:style-name="T2">That does mean the MMPFEXnn members must be in the same PDS as the MMPFnn member</text:span>. </text:p>
      <text:p text:style-name="Text_20_body">However it is important to note that the “nn” of the MMPFEXnn member is not related to the “nn” number used by the MMPF member being used. The MMPF LNK rule specifies the “nn” of the MMPFEXnn member to be used and there is no default. That is a deliberate design decision so I can later split extension rules into groups if I need to.</text:p>
      <text:p text:style-name="Text_20_body">So the only requirement for using the MMPFEX extension is that you will need to create MMPFEXnn members in the PDS allocated to the MMPF SYSIN DD before adding the MMP rules to invoke MMPFEX.</text:p>
      <text:h text:style-name="Heading_20_2" text:outline-level="2">4.3 An Important restriction</text:h>
      <text:p text:style-name="P13">MMPFEX is designed solely to issue commands.</text:p>
      <text:p text:style-name="Text_20_body">The CMD control card option will as expected issue a console command.</text:p>
      <text:p text:style-name="Text_20_body">The LNK option will issue a command via HERCCMD program so you may devinit devices etc; there is no ability to link to any program other than herccmd (if you need to do that do it from mmpf itself).</text:p>
      <text:p text:style-name="Text_20_body">In Dec 2010 the WTO option was also added to allow help (hint) text to be written to the console for operators to see rather than MMPFEX issuing a command (spefically to remind me in TK3 that the device 009 error means I have forgotten to start the telnet session yet again).</text:p>
      <text:h text:style-name="P26" text:outline-level="2">4.4 MMPFEX Card Image Rules</text:h>
      <text:p text:style-name="Text_20_body">As noted above the MMPFEXnn members must be in the same PDS library as the MMPFnn parm files. That is the only limitation, they do not have to be the same 'nn' numbers/characters as that is determined by the MMPF rule.</text:p>
      <text:p text:style-name="Text_20_body">The card images used to control MMPFEX allow multiple commands to be issued in response to a trigger event. </text:p>
      <text:list xml:id="list1805735645" text:style-name="L5">
        <text:list-item>
          <text:p text:style-name="P31">Rules are started with the line RULE:XXXXXXXXX</text:p>
        </text:list-item>
        <text:list-item>
          <text:p text:style-name="P31">All commands (up to five currently) between that rule statement and the end of the rule are run when the rule is triggered.</text:p>
        </text:list-item>
        <text:list-item>
          <text:p text:style-name="P31">Rules end at the next RULE: line or at the ENDDECK statement.</text:p>
        </text:list-item>
      </text:list>
      <text:p text:style-name="P13">An example ruleset for MMPFXX00 is shown here</text:p>
      <table:table table:name="Table3" table:style-name="Table3">
        <table:table-column table:style-name="Table3.A"/>
        <table:table-row>
          <table:table-cell table:style-name="Table3.A1" office:value-type="string">
            <text:p text:style-name="P21">* On a 00C intterupt submit a dummy JCL job</text:p>
            <text:p text:style-name="P21">* dummy.jcl is expected to exist in the hercules working directory</text:p>
            <text:p text:style-name="P21">RULE:00CINTREQ</text:p>
            <text:p text:style-name="P21">LNK devinit 00C dummy.jcl eof</text:p>
            <text:p text:style-name="P21">* On an intterupt on 00D just take it offline</text:p>
            <text:p text:style-name="P21">RULE:00DINTREQ</text:p>
            <text:p text:style-name="P21">CMD V 00D,OFFLINE</text:p>
            <text:p text:style-name="P21">CMD S DEALLOC</text:p>
            <text:p text:style-name="P21">* Oops, 009 is the telnet console for TK3, forgot to start it again</text:p>
            <text:p text:style-name="P21">RULE:009INTREQ</text:p>
            <text:p text:style-name="P21">WTO PLEASE START THE TELNET SESSION FOR TK3</text:p>
            <text:p text:style-name="P21">* Allways end with an ENDDECK statement</text:p>
            <text:p text:style-name="P21">ENDDECK</text:p>
          </table:table-cell>
        </table:table-row>
      </table:table>
      <text:p text:style-name="Text_20_body">Exactly the same message trigger from MMPF would result in different rules being actioned for device 00C, 00D and 009. So even without if/then/else logic we get unique actions.</text:p>
      <text:h text:style-name="Heading_20_2" text:outline-level="2">4.4 Triggering MMPFEX from MMPF</text:h>
      <text:p text:style-name="Text_20_body">To trigger MMPFEX from MMPF there are two key elements</text:p>
      <text:list xml:id="list672291023" text:style-name="L6">
        <text:list-item>
          <text:p text:style-name="P32">Bytes 1-2 are the MMPFEX member to be used (<text:span text:style-name="T4">it does not have to be the same as the MMPF member in use so you can split out rules if needed</text:span>)</text:p>
        </text:list-item>
        <text:list-item>
          <text:p text:style-name="P32">Byte 3, is ignored, should be a space</text:p>
        </text:list-item>
        <text:list-item>
          <text:p text:style-name="P32">Byte 4-60 is the MMPFEX key that will be searched for</text:p>
        </text:list-item>
      </text:list>
      <text:p text:style-name="Text_20_body">In the example above where I wanted different handling for 00C and 00D from the message 'IEE001A 00C,INT REQ,..... <text:s/>' the MMPF rule</text:p>
      <text:p text:style-name="P5">IEE001A LNK MMPFEX <text:s text:c="2"/>00 &amp;WORD1&amp;WORD2&amp;WORD3</text:p>
      <text:p text:style-name="Text_20_body">Generated the required 'rule:' match field in member MMPFEX<text:span text:style-name="T2">00</text:span> for <text:span text:style-name="T2">00CINTREQD</text:span><text:span text:style-name="T3">, the same IEE001A message for a 00D interrupt would generate a different key of 00DINTREQD and allow a different set of actions to be performed. Likewise device 009 follows a different path.</text:span></text:p>
      <text:p text:style-name="P14">This is much simpler that trying to code if/else logic into MMPF for different managed objects.</text:p>
      <text:h text:style-name="Heading_20_1" text:outline-level="1"><text:soft-page-break/><text:s/>5. Known Bugs</text:h>
      <text:h text:style-name="Heading_20_2" text:outline-level="2">5.1 MMPF</text:h>
      <text:p text:style-name="Text_20_body">Only one. In a dataset where there are not enough message rules to fill more than the first block in the file for some reason the PDS read routines I have coded read the block twice (store double the rules expected). Where the message rules do need more than one data block it works just fine ?.</text:p>
      <text:p text:style-name="Text_20_body">The workaround, as seen in my example ruleset above, is to code an ENDDECK card at the end of the ruleset. This indicates to the program not to read any further cards.</text:p>
      <text:p text:style-name="P19">As an aside, I have found the ENDDECK command quite usefull for testing, I can move rules below it for safekeeping when I don't want to use them but don't want to lose them, so have no need to bother fixing this bug.</text:p>
      <text:p text:style-name="P18">Actually, if I put a CHECK in the code to wait for IO to complete that issue may disappear, but as noted I find the ENDDECK flag usefull :-).</text:p>
      <text:h text:style-name="Heading_20_2" text:outline-level="2">5.2 MMPFEX</text:h>
      <text:p text:style-name="Text_20_body">The repeat read error for MMPF applies, you must have an ENDDECK statement in your MMPFEX rule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MPF V2.2 User Manual – Mark Dickinson, 2009</text:p>
      </style:header>
      <style:footer>
        <text:p text:style-name="MP2">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Mark Dickinson</meta:initial-creator>
    <meta:creation-date>2008-07-01T17:51:18</meta:creation-date>
    <dc:creator>Mark Dickinson</dc:creator>
    <dc:date>2014-11-24T22:15:20</dc:date>
    <meta:editing-cycles>9</meta:editing-cycles>
    <meta:editing-duration>PT3H9M6S</meta:editing-duration>
    <meta:document-statistic meta:table-count="3" meta:image-count="0" meta:object-count="0" meta:page-count="14" meta:paragraph-count="217" meta:word-count="3255" meta:character-count="18778" meta:non-whitespace-character-count="15706"/>
    <meta:user-defined meta:name="Info 1"/>
    <meta:user-defined meta:name="Info 2"/>
    <meta:user-defined meta:name="Info 3"/>
    <meta:user-defined meta:name="Info 4"/>
  </office:meta>
</office:document-meta>
</file>